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deNlogo" style:family="table">
      <style:table-properties style:width="17cm" table:align="margins"/>
    </style:style>
    <style:style style:name="CodeNlogo.A" style:family="table-column">
      <style:table-column-properties style:column-width="8.5cm" style:rel-column-width="32767*"/>
    </style:style>
    <style:style style:name="CodeNlog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deNlogo.B1" style:family="table-cell">
      <style:table-cell-properties fo:padding="0.097cm" fo:border="0.002cm solid #000000"/>
    </style:style>
    <style:style style:name="codeJAde" style:family="table">
      <style:table-properties style:width="17cm" table:align="margins"/>
    </style:style>
    <style:style style:name="codeJAde.A" style:family="table-column">
      <style:table-column-properties style:column-width="8.5cm" style:rel-column-width="32767*"/>
    </style:style>
    <style:style style:name="codeJAd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deJAde.B1" style:family="table-cell">
      <style:table-cell-properties fo:padding="0.097cm" fo:border="0.002cm solid #000000"/>
    </style:style>
    <style:style style:name="codeJAde.A2" style:family="table-cell">
      <style:table-cell-properties fo:padding="0.097cm" fo:border-left="0.002cm solid #000000" fo:border-right="none" fo:border-top="none" fo:border-bottom="0.002cm solid #000000"/>
    </style:style>
    <style:style style:name="codeJAd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color="#000000" style:text-outline="false" style:text-line-through-style="none" style:font-name="Arial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" fo:font-style="normal" fo:text-shadow="none" style:text-underline-style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agent, c'est une entité...<text:line-break/>- capable "d'autonomie" ;<text:line-break/>- située dans un environnement (capable de le percevoir et d'interagir avec lui) ;<text:line-break/>- éventuellement capable d'interactions avec d'autres agents </text:p>
      <text:p text:style-name="P1">un objet actif = objet + thread</text:p>
      <text:p text:style-name="P1">un SMA comporte un ensemble d'agent interagissant dans un environnement commun.</text:p>
      <text:p text:style-name="P1">Un systeme distribuer est un ensemble d'entité autonome de calcul interconnecter qui peuvent communiquer .</text:p>
      <text:p text:style-name="P1"><text:span text:style-name="T1">Q1: Quelles est la différence entre un objet et un agent ?</text:span></text:p>
      <text:p text:style-name="P1">- L'objet est : pas d'intelligences + pas de mot à dire sur l'utilisation de ces méthodes publique<text:line-break/>- L'agent est : persistant,réactif mais aussi proactif, peut-etre self-aware, capable de controler ses actions </text:p>
      <text:p text:style-name="P1"><text:span text:style-name="T1">Q2: Citez deux exemples de mécanismes d'auto-organisation</text:span></text:p>
      <text:p text:style-name="P1"><text:span text:style-name="T1">Q3: Quelles est la difference entre les applications dévellopper avec Netlogo et celles dévellopper en Jade ?</text:span></text:p>
      <text:p text:style-name="P1">NetLogo : <text:s/>mieux fait pour faire des modèles ainsi que des simulations .</text:p>
      <text:p text:style-name="P1">Jade : est en Java et respecte les normes de communication entre agent <text:s/>FIPA-ACL . </text:p>
      <text:p text:style-name="P1"><text:span text:style-name="T1">Q4: Quelle est la difference entre un système complexes et un système compliqué ?</text:span></text:p>
      <text:p text:style-name="P1"> <text:span text:style-name="T3">Système compliqué : peut être décomposé pour être :</text:span><text:span text:style-name="T2">compris et étudié</text:span></text:p>
      <text:p text:style-name="P3">Système complexe : perd son intelligibilité s’il est : décomposé</text:p>
      <text:p text:style-name="P1"><text:span text:style-name="T1">Q5: Quelle est la difference entre un SMA et un système expert ?</text:span></text:p>
      <text:p text:style-name="P1">Un systemeExp est un logiciel censé remplacer ou assiter l'homme dans une tache ou est reconnue l'expertise de l'homme. Un SMA parcontre est un modele censé <text:s/>représenté l'interation de plusieurs agent dans environnement.</text:p>
      <text:p text:style-name="P1"><text:span text:style-name="T1">Q6 Quelles est la difference entre un SMA et un systèmes distribuer ?</text:span></text:p>
      <text:p text:style-name="P1">Dans un systemes distribuer il n'y a pas d'envirronment commun .</text:p>
      <text:p text:style-name="P1"><text:span text:style-name="T1">Quelle est la différence entre un système multi-bases de connaissance et un système multi-agents. système multi-bases de connaissance :</text:span> </text:p>
      <text:p text:style-name="P1">Distribuer le contrôle||Chaque agent a trois types de connaissances :C. du domaine ou expertise &amp;&amp; C. de contrôle &amp;&amp; C. de communication et d ’interaction-</text:p>
      <text:p text:style-name="P1"><text:span text:style-name="T1">Donnez trois principales propriétés qui caractérisent un système multi-agents et qui le distinguent d’un système distribué :</text:span> </text:p>
      <text:p text:style-name="P1">La cooperation / la resolution des problemes complexe/ sociable et adaptif </text:p>
      <text:p text:style-name="P1"><text:span text:style-name="T1">les logiques classiques ne sont pas appropriées dans le contexte des systèmes multi-agents</text:span> : Logique classique (LC) insuffisante : En LC, la dénotation d’une expression dépend seulement de celle de ses sous expressions Ex: Jean croit p (indépendant de la valeur de p), Les agents ne s’attendent pas `a tous les eﬀets de leur intention: Architecture d’agents FIPA-ACL </text:p>
      <text:p text:style-name="P1">NetLogo :(example qui couvre)</text:p>
      <table:table table:name="CodeNlogo" table:style-name="CodeNlogo">
        <table:table-column table:style-name="CodeNlogo.A" table:number-columns-repeated="2"/>
        <table:table-row>
          <table:table-cell table:style-name="CodeNlogo.A1" office:value-type="string">
            <text:p text:style-name="P5">breed [ vaches vache ]</text:p>
            <text:p text:style-name="P5">breed [ loups loup ]</text:p>
            <text:p text:style-name="P5">patches-own [ taille-plante evolution odeur ]</text:p>
            <text:p text:style-name="P5">to setup</text:p>
            <text:p text:style-name="P5"><text:s text:c="2"/>clear-all</text:p>
            <text:p text:style-name="P5"><text:s text:c="2"/>reset-ticks</text:p>
            <text:p text:style-name="P5"><text:s text:c="2"/>setup-turtles</text:p>
            <text:p text:style-name="P5"><text:s text:c="2"/>setup-patches</text:p>
            <text:p text:style-name="P5">end</text:p>
            <text:p text:style-name="P5">to setup-turtles</text:p>
            <text:p text:style-name="P5"><text:s text:c="2"/>set-default-shape vaches "cow"</text:p>
            <text:p text:style-name="P5"><text:s text:c="2"/>create-vaches initial-number-vaches</text:p>
            <text:p text:style-name="P5"><text:s text:c="2"/>[</text:p>
            <text:p text:style-name="P5"><text:s text:c="4"/>set color blue</text:p>
            <text:p text:style-name="P5"><text:s text:c="4"/>setxy random-pxcor random-pycor</text:p>
            <text:p text:style-name="P5"><text:s text:c="2"/>]</text:p>
            <text:p text:style-name="P5"><text:s text:c="2"/>set-default-shape loups "wolf"</text:p>
            <text:p text:style-name="P5"><text:s text:c="2"/>create-loups initial-number-loups</text:p>
            <text:p text:style-name="P5"><text:s text:c="2"/>[</text:p>
            <text:p text:style-name="P5"><text:s text:c="4"/>set color red</text:p>
            <text:p text:style-name="P5"><text:s text:c="4"/>setxy random-pxcor random-pycor</text:p>
            <text:p text:style-name="P5"><text:s text:c="2"/>]</text:p>
            <text:p text:style-name="P5">end</text:p>
            <text:p text:style-name="P5">to setup-patches</text:p>
            <text:p text:style-name="P5"><text:s text:c="2"/>ask patches</text:p>
            <text:p text:style-name="P5"><text:s text:c="2"/>[</text:p>
            <text:p text:style-name="P5"><text:s text:c="4"/>set taille-plante random 10</text:p>
            <text:p text:style-name="P5"><text:s text:c="4"/>set evolution random grass-time-evolution</text:p>
            <text:p text:style-name="P5"><text:s text:c="4"/>set odeur 0</text:p>
            <text:p text:style-name="P5"><text:s text:c="4"/>ifelse taille-plante = 0 [set pcolor brown]</text:p>
            <text:p text:style-name="P5"><text:s text:c="4"/>[set pcolor scale-color green taille-plante 1 70]</text:p>
            <text:p text:style-name="P5"><text:s text:c="2"/>]</text:p>
            <text:p text:style-name="P5">end</text:p>
            <text:p text:style-name="P5">to go</text:p>
            <text:p text:style-name="P5"><text:s text:c="2"/>ask vaches [ move-vache eat-grass ]</text:p>
            <text:p text:style-name="P5"><text:s text:c="2"/>ask loups [ move-loup eat-vache ]</text:p>
            <text:p text:style-name="P5"><text:s text:c="2"/>ask patches [ grow-grass ]</text:p>
            <text:p text:style-name="P5"><text:s text:c="2"/>tick</text:p>
            <text:p text:style-name="P5"><text:s text:c="2"/>update-plot</text:p>
            <text:p text:style-name="P5">end</text:p>
            <text:p text:style-name="P5">to move-vache</text:p>
            <text:p text:style-name="P5"><text:s text:c="2"/>rt random 50</text:p>
            <text:p text:style-name="P5"><text:s text:c="2"/>lt random 50</text:p>
            <text:p text:style-name="P5"><text:s text:c="2"/>fd 1</text:p>
            <text:p text:style-name="P5"><text:s text:c="2"/>set odeur max-odeur</text:p>
            <text:p text:style-name="P5"><text:s text:c="2"/>ask neighbors [ set odeur max-odeur * taux-diffusion / 100 ]</text:p>
            <text:p text:style-name="P5">end</text:p>
          </table:table-cell>
          <table:table-cell table:style-name="CodeNlogo.B1" office:value-type="string">
            <text:p text:style-name="P5">to move-loup</text:p>
            <text:p text:style-name="P5"><text:s text:c="2"/>ifelse odeur &gt; 0</text:p>
            <text:p text:style-name="P5"><text:s text:c="2"/>[ let follow-path max-one-of neighbors [ odeur ]</text:p>
            <text:p text:style-name="P5"><text:s text:c="4"/>face follow-path]</text:p>
            <text:p text:style-name="P5"><text:s text:c="2"/>[ <text:s text:c="3"/>rt random 50</text:p>
            <text:p text:style-name="P5"><text:s text:c="4"/>lt random 50]</text:p>
            <text:p text:style-name="P5"><text:s text:c="2"/>fd 0.8</text:p>
            <text:p text:style-name="P5">end</text:p>
            <text:p text:style-name="P5">to eat-grass</text:p>
            <text:p text:style-name="P5"><text:s text:c="2"/>if taille-plante &gt; 0 [</text:p>
            <text:p text:style-name="P5"><text:s text:c="4"/>if taille-plante &gt;= conso-vache [ set taille-plante taille-plante - conso-vache ]]</text:p>
            <text:p text:style-name="P5">end</text:p>
            <text:p text:style-name="P5">to eat-vache</text:p>
            <text:p text:style-name="P5"><text:s text:c="2"/>let prey one-of vaches-here</text:p>
            <text:p text:style-name="P5"><text:s text:c="2"/>if prey != nobody [ ask prey [ die ] ]</text:p>
            <text:p text:style-name="P5">end</text:p>
            <text:p text:style-name="P5">to grow-grass</text:p>
            <text:p text:style-name="P5"><text:s text:c="2"/>ifelse evolution &lt;= 0 [ if taille-plante &lt; 10[ <text:s text:c="5"/></text:p>
            <text:p text:style-name="P5"><text:s text:c="6"/>set taille-plante taille-plante + 1</text:p>
            <text:p text:style-name="P5"><text:s text:c="6"/>set evolution random grass-time-evolution</text:p>
            <text:p text:style-name="P5"><text:s text:c="4"/>]</text:p>
            <text:p text:style-name="P5"><text:s text:c="2"/>]</text:p>
            <text:p text:style-name="P5"><text:s text:c="2"/>[</text:p>
            <text:p text:style-name="P5"><text:s text:c="4"/>set evolution evolution - 1</text:p>
            <text:p text:style-name="P5"><text:s text:c="2"/>]</text:p>
            <text:p text:style-name="P5"><text:s text:c="2"/></text:p>
            <text:p text:style-name="P5"><text:s text:c="2"/>if odeur &gt; 0</text:p>
            <text:p text:style-name="P5"><text:s text:c="2"/>[</text:p>
            <text:p text:style-name="P5"><text:s text:c="6"/>set odeur odeur - taux-evaporation</text:p>
            <text:p text:style-name="P5"><text:s text:c="2"/>]</text:p>
            <text:p text:style-name="P5"><text:s text:c="2"/></text:p>
            <text:p text:style-name="P5"><text:s text:c="2"/>ifelse odeur &gt; <text:s/>0[set pcolor scale-color yellow odeur 1 (max-odeur / 1.3)]</text:p>
            <text:p text:style-name="P5"><text:s text:c="2"/>[ ifelse taille-plante &gt; 0 <text:s/>[ set pcolor scale-color green taille-plante 1 70]</text:p>
            <text:p text:style-name="P5"><text:s text:c="4"/>[ <text:s/>set pcolor brown]]</text:p>
            <text:p text:style-name="P5">end</text:p>
            <text:p text:style-name="P5">to update-plot</text:p>
            <text:p text:style-name="P5"><text:s text:c="2"/>set-current-plot-pen "herbe"</text:p>
            <text:p text:style-name="P5"><text:s text:c="2"/>plot sum [taille-plante] of patches</text:p>
            <text:p text:style-name="P5">end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able:table table:name="codeJAde" table:style-name="codeJAde">
        <table:table-column table:style-name="codeJAde.A" table:number-columns-repeated="2"/>
        <text:soft-page-break/>
        <table:table-row>
          <table:table-cell table:style-name="codeJAde.A1" office:value-type="string">
            <text:p text:style-name="P5">public class Player extends Agent {</text:p>
            <text:p text:style-name="P5"><text:tab/>private static final long serialVersionUID = 1L;</text:p>
            <text:p text:style-name="P5"><text:tab/>@Override</text:p>
            <text:p text:style-name="P5"><text:tab/>protected void setup() {</text:p>
            <text:p text:style-name="P5"><text:tab/><text:tab/>System.out.println("Setup: " + getLocalName());</text:p>
            <text:p text:style-name="P5"><text:tab/><text:tab/>addBehaviour(new PlayerBehaviour());</text:p>
            <text:p text:style-name="P5"><text:tab/>}</text:p>
            <text:p text:style-name="P5"/>
            <text:p text:style-name="P5"><text:tab/>private class PlayerBehaviour extends CyclicBehaviour {</text:p>
            <text:p text:style-name="P5"><text:tab/><text:tab/>private static final long serialVersionUID = 1L;</text:p>
            <text:p text:style-name="P5"><text:tab/><text:tab/>private void sendMessage(String playerName, String message) {</text:p>
            <text:p text:style-name="P5"><text:tab/><text:tab/><text:tab/>ACLMessage msg = new ACLMessage(ACLMessage.INFORM);</text:p>
            <text:p text:style-name="P5"><text:tab/><text:tab/><text:tab/>msg.addReceiver(new AID(playerName, AID.ISLOCALNAME));</text:p>
            <text:p text:style-name="P5"><text:tab/><text:tab/><text:tab/>msg.setContent(message);</text:p>
            <text:p text:style-name="P5"><text:tab/><text:tab/><text:tab/>send(msg);<text:tab/><text:tab/></text:p>
            <text:p text:style-name="P5"><text:tab/><text:tab/>}</text:p>
            <text:p text:style-name="P5"/>
            <text:p text:style-name="P5"><text:tab/><text:tab/>private ACLMessage receiveMessage() {</text:p>
            <text:p text:style-name="P5"><text:tab/><text:tab/><text:tab/>ACLMessage message = null;</text:p>
            <text:p text:style-name="P5"><text:tab/><text:tab/><text:tab/>while (message == null) {</text:p>
            <text:p text:style-name="P5"><text:tab/><text:tab/><text:tab/><text:tab/>message = receive();</text:p>
            <text:p text:style-name="P5"><text:tab/><text:tab/><text:tab/><text:tab/>block();</text:p>
            <text:p text:style-name="P5"><text:tab/><text:tab/><text:tab/>}</text:p>
            <text:p text:style-name="P5"><text:tab/><text:tab/><text:tab/>return message;</text:p>
            <text:p text:style-name="P5"><text:tab/><text:tab/>}</text:p>
            <text:p text:style-name="P5"><text:tab/>public void action() {</text:p>
            <text:p text:style-name="P5"><text:tab/><text:tab/>try {</text:p>
            <text:p text:style-name="P5"><text:tab/><text:tab/><text:tab/>Thread.sleep(1000);</text:p>
            <text:p text:style-name="P5"><text:tab/><text:tab/>} catch (InterruptedException e) {<text:tab/><text:tab/><text:tab/><text:tab/>e.printStackTrace();</text:p>
            <text:p text:style-name="P5"><text:tab/><text:tab/>}<text:tab/></text:p>
            <text:p text:style-name="P5"><text:tab/><text:tab/>ACLMessage message = receiveMessage();<text:tab/><text:tab/></text:p>
            <text:p text:style-name="P5"><text:tab/><text:tab/>System.out.println(getLocalName() + " receive: " + message.getContent());</text:p>
            <text:p text:style-name="P5"><text:tab/><text:tab/>if (message.getContent() == "kill")</text:p>
            <text:p text:style-name="P5"><text:tab/><text:tab/>{</text:p>
            <text:p text:style-name="P5"><text:tab/><text:tab/><text:tab/>doDelete();<text:tab/><text:tab/><text:tab/> <text:s text:c="18"/><text:tab/>return;</text:p>
            <text:p text:style-name="P5"><text:tab/><text:tab/>}</text:p>
            <text:p text:style-name="P5"><text:tab/><text:tab/><text:tab/></text:p>
            <text:p text:style-name="P5"><text:tab/><text:tab/>if (Judge.bank &lt; 18) {</text:p>
            <text:p text:style-name="P5"><text:tab/><text:tab/><text:tab/>Judge.bank += 1 + (int) (Math.random() * 3);<text:tab/><text:tab/><text:tab/>}else {</text:p>
            <text:p text:style-name="P5"><text:tab/><text:tab/><text:tab/>Judge.bank += 21 - Judge.bank;</text:p>
            <text:p text:style-name="P5"><text:tab/><text:tab/><text:tab/>}<text:tab/></text:p>
            <text:p text:style-name="P5"><text:tab/><text:tab/><text:tab/>if (isDone()) {</text:p>
            <text:p text:style-name="P5"><text:tab/><text:tab/><text:tab/>for (String player : Judge.players) {</text:p>
            <text:p text:style-name="P5"><text:tab/><text:tab/><text:tab/><text:tab/><text:tab/>sendMessage(player, "kill");<text:tab/><text:tab/>}</text:p>
            <text:p text:style-name="P5"><text:tab/><text:tab/><text:tab/>doDelete();</text:p>
            <text:p text:style-name="P5"><text:tab/><text:tab/><text:tab/>return;<text:tab/>}</text:p>
            <text:p text:style-name="P5"><text:tab/><text:tab/><text:tab/>if (++Judge.playerTurn &gt;= Judge.players.size()) {<text:tab/>Judge.playerTurn = 0;</text:p>
            <text:p text:style-name="P5"><text:tab/><text:tab/><text:tab/>}</text:p>
            <text:p text:style-name="P5"><text:tab/><text:tab/><text:tab/>String nextPlayer = Judge.players.get(Judge.playerTurn);<text:tab/><text:tab/><text:tab/>System.out.println("Send " + Judge.bank + " to " + nextPlayer + '\n');</text:p>
            <text:p text:style-name="P5"><text:tab/><text:tab/>sendMessage(nextPlayer, Integer.toString(Judge.bank));</text:p>
            <text:p text:style-name="P5"><text:tab/><text:tab/>}</text:p>
            <text:p text:style-name="P5"><text:tab/>private boolean isDone() {<text:tab/><text:tab/><text:tab/></text:p>
            <text:p text:style-name="P5"><text:tab/><text:tab/><text:tab/>if (Judge.bank == 21) {</text:p>
            <text:p text:style-name="P5"><text:tab/><text:tab/><text:tab/><text:tab/>System.out.println("The winner is: " + Judge.players.get(Judge.playerTurn) + "\n");</text:p>
            <text:p text:style-name="P5"><text:tab/><text:tab/><text:tab/><text:tab/>return true;</text:p>
            <text:p text:style-name="P5"><text:tab/><text:tab/><text:tab/>}</text:p>
            <text:p text:style-name="P5"><text:tab/><text:tab/><text:tab/>else if (Judge.bank &gt; 21) {</text:p>
            <text:p text:style-name="P5"><text:tab/><text:tab/><text:tab/><text:tab/>System.out.println("There is no winner \n");</text:p>
            <text:p text:style-name="P5"><text:tab/><text:tab/><text:tab/><text:tab/>return true;</text:p>
            <text:p text:style-name="P5"><text:tab/><text:tab/><text:tab/>}</text:p>
            <text:p text:style-name="P5"><text:tab/><text:tab/><text:tab/>return false;<text:tab/><text:tab/>}}}</text:p>
          </table:table-cell>
          <table:table-cell table:style-name="codeJAde.B1" office:value-type="string">
            <text:p text:style-name="P5">public class Judge extends Agent {</text:p>
            <text:p text:style-name="P5"><text:tab/></text:p>
            <text:p text:style-name="P5"><text:tab/>private static final long serialVersionUID = 1L;</text:p>
            <text:p text:style-name="P5"><text:tab/></text:p>
            <text:p text:style-name="P5"><text:tab/>public static ArrayList&lt;String&gt; players = new ArrayList&lt;&gt;();</text:p>
            <text:p text:style-name="P5"><text:tab/></text:p>
            <text:p text:style-name="P5"><text:tab/>public static int bank = 0;</text:p>
            <text:p text:style-name="P5"><text:tab/>public static int playerTurn;</text:p>
            <text:p text:style-name="P5"/>
            <text:p text:style-name="P5"><text:tab/>@Override</text:p>
            <text:p text:style-name="P5"><text:tab/>protected void setup() {<text:tab/><text:tab/></text:p>
            <text:p text:style-name="P5"><text:tab/><text:tab/>players.add("Joueur_1");</text:p>
            <text:p text:style-name="P5"><text:tab/><text:tab/>players.add("Joueur_2");</text:p>
            <text:p text:style-name="P5"><text:tab/><text:tab/>players.add("Kevin");</text:p>
            <text:p text:style-name="P5"><text:tab/><text:tab/></text:p>
            <text:p text:style-name="P5"><text:tab/><text:tab/>for (String player : players) {</text:p>
            <text:p text:style-name="P5"><text:tab/><text:tab/><text:tab/>createPlayer(player);</text:p>
            <text:p text:style-name="P5"><text:tab/><text:tab/>}</text:p>
            <text:p text:style-name="P5"><text:tab/><text:tab/></text:p>
            <text:p text:style-name="P5"><text:tab/><text:tab/>playerTurn = (1 + (int) (Math.random() * players.size())) - 1;</text:p>
            <text:p text:style-name="P5"><text:tab/><text:tab/>sendMessage(players.get(playerTurn), Integer.toString(bank));</text:p>
            <text:p text:style-name="P5"><text:tab/><text:tab/></text:p>
            <text:p text:style-name="P5"><text:tab/><text:tab/>doDelete();</text:p>
            <text:p text:style-name="P5"><text:tab/>}</text:p>
            <text:p text:style-name="P5"><text:tab/></text:p>
            <text:p text:style-name="P5"><text:tab/>private void createPlayer(String playerName) {</text:p>
            <text:p text:style-name="P5"><text:tab/><text:tab/>Object args[] = new Object[1];</text:p>
            <text:p text:style-name="P5"><text:tab/><text:tab/>args[0] = "";</text:p>
            <text:p text:style-name="P5"><text:tab/><text:tab/>ContainerController cc = getContainerController();</text:p>
            <text:p text:style-name="P5"><text:tab/><text:tab/>try {</text:p>
            <text:p text:style-name="P5"><text:tab/><text:tab/><text:tab/>AgentController ac = cc.createNewAgent(playerName, "com.jade.tp.blackjack.Player", args);</text:p>
            <text:p text:style-name="P5"><text:tab/><text:tab/><text:tab/>ac.start();</text:p>
            <text:p text:style-name="P5"><text:tab/><text:tab/>} catch (Exception e) {</text:p>
            <text:p text:style-name="P5"><text:tab/><text:tab/><text:tab/>System.out.println("Error: " + e);</text:p>
            <text:p text:style-name="P5"><text:tab/><text:tab/>}</text:p>
            <text:p text:style-name="P5"><text:tab/>}</text:p>
            <text:p text:style-name="P5"><text:tab/></text:p>
            <text:p text:style-name="P5"><text:tab/>private void sendMessage(String playerName, String message) {</text:p>
            <text:p text:style-name="P5"><text:tab/><text:tab/>ACLMessage msg = new ACLMessage(ACLMessage.INFORM);</text:p>
            <text:p text:style-name="P5"><text:tab/><text:tab/>msg.addReceiver(new AID(playerName, AID.ISLOCALNAME));</text:p>
            <text:p text:style-name="P5"><text:tab/><text:tab/>msg.setContent(message);</text:p>
            <text:p text:style-name="P5"><text:tab/><text:tab/>send(msg);<text:tab/><text:tab/></text:p>
            <text:p text:style-name="P5"><text:tab/>}</text:p>
            <text:p text:style-name="P5">}</text:p>
          </table:table-cell>
        </table:table-row>
        <table:table-row>
          <table:table-cell table:style-name="codeJAde.A2" office:value-type="string">
            <text:p text:style-name="P4"/>
          </table:table-cell>
          <table:table-cell table:style-name="codeJAde.B2" office:value-type="string">
            <text:p text:style-name="P4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53cm" fo:margin-right="0cm" fo:margin-top="0.282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ＭＳ Ｐゴシック" fo:font-size="32pt" fo:font-style="normal" fo:text-shadow="none" style:text-underline-style="none" fo:font-weight="normal" style:font-name-asian="ＭＳ Ｐゴシック" style:font-size-asian="32pt" style:font-style-asian="normal" style:font-weight-asian="normal" style:font-name-complex="ＭＳ Ｐゴシック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ＭＳ Ｐゴシック" fo:font-size="44pt" fo:font-style="normal" fo:text-shadow="none" style:text-underline-style="none" fo:font-weight="normal" style:font-name-asian="ＭＳ Ｐゴシック" style:font-size-asian="44pt" style:font-style-asian="normal" style:font-weight-asian="normal" style:font-name-complex="ＭＳ Ｐゴシック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ＭＳ Ｐゴシック" fo:font-size="32pt" fo:font-style="normal" fo:text-shadow="none" style:text-underline-style="none" fo:font-weight="normal" style:font-name-asian="ＭＳ Ｐゴシック" style:font-size-asian="32pt" style:font-style-asian="normal" style:font-weight-asian="normal" style:font-name-complex="ＭＳ Ｐゴシック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ＭＳ Ｐゴシック" fo:font-size="24pt" fo:font-style="normal" fo:text-shadow="none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ＭＳ Ｐゴシック" fo:font-size="44pt" fo:font-style="normal" fo:text-shadow="none" style:text-underline-style="none" fo:font-weight="normal" style:letter-kerning="true" style:font-name-asian="ＭＳ Ｐゴシック" style:font-size-asian="44pt" style:font-style-asian="normal" style:font-weight-asian="normal" style:font-name-complex="ＭＳ Ｐゴシック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953cm" fo:margin-right="0cm" fo:margin-top="0.282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ＭＳ Ｐゴシック" fo:font-size="32pt" fo:font-style="normal" fo:text-shadow="none" style:text-underline-style="none" fo:font-weight="normal" style:letter-kerning="true" style:font-name-asian="ＭＳ Ｐゴシック" style:font-size-asian="32pt" style:font-style-asian="normal" style:font-weight-asian="normal" style:font-name-complex="ＭＳ Ｐゴシック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.953cm" fo:margin-right="0cm" fo:margin-top="0.282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ＭＳ Ｐゴシック" fo:font-size="32pt" fo:font-style="normal" fo:text-shadow="none" style:text-underline-style="none" fo:font-weight="normal" style:letter-kerning="true" style:font-name-asian="ＭＳ Ｐゴシック" style:font-size-asian="32pt" style:font-style-asian="normal" style:font-weight-asian="normal" style:font-name-complex="ＭＳ Ｐゴシック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ＭＳ Ｐゴシック" fo:font-size="44pt" fo:font-style="normal" fo:text-shadow="none" style:text-underline-style="none" fo:font-weight="normal" style:letter-kerning="true" style:font-name-asian="ＭＳ Ｐゴシック" style:font-size-asian="44pt" style:font-style-asian="normal" style:font-weight-asian="normal" style:font-name-complex="ＭＳ Ｐゴシック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ＭＳ Ｐゴシック" fo:font-size="32pt" fo:font-style="normal" fo:text-shadow="none" style:text-underline-style="none" fo:font-weight="normal" style:letter-kerning="true" style:font-name-asian="ＭＳ Ｐゴシック" style:font-size-asian="32pt" style:font-style-asian="normal" style:font-weight-asian="normal" style:font-name-complex="ＭＳ Ｐゴシック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ＭＳ Ｐゴシック" fo:font-size="44pt" fo:font-style="normal" fo:text-shadow="none" style:text-underline-style="none" fo:font-weight="normal" style:letter-kerning="true" style:font-name-asian="ＭＳ Ｐゴシック" style:font-size-asian="44pt" style:font-style-asian="normal" style:font-weight-asian="normal" style:font-name-complex="ＭＳ Ｐゴシック" style:font-size-complex="44pt" style:font-style-complex="normal" style:font-weight-complex="normal" style:text-emphasize="none" style:text-overline-style="none" style:text-ov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AK-KALI Nizar</meta:initial-creator>
    <meta:creation-date>2015-12-06T11:15:27.42</meta:creation-date>
    <dc:date>2015-12-06T17:17:09.09</dc:date>
    <dc:creator>ABAK-KALI Nizar</dc:creator>
    <meta:editing-duration>PT3H15M58S</meta:editing-duration>
    <meta:editing-cycles>4</meta:editing-cycles>
    <meta:generator>OpenOffice/4.1.1$Win32 OpenOffice.org_project/411m6$Build-9775</meta:generator>
    <meta:document-statistic meta:table-count="2" meta:image-count="0" meta:object-count="0" meta:page-count="3" meta:paragraph-count="211" meta:word-count="1000" meta:character-count="7195"/>
  </office:meta>
</office:document-meta>
</file>